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formula="of:=CONCATENATE([.A1];&quot;% {top: &quot;;[.C1];&quot;px; left: &quot;;[.D1];&quot;px;}&quot;)" office:value-type="string" office:string-value="0% {top: 300px; left: 300px;}" calcext:value-type="string">
            <text:p>0% {top: 300px; left: 300px;}</text:p>
          </table:table-cell>
          <table:table-cell table:number-columns-repeated="2"/>
          <table:table-cell table:formula="of:=[.C1]*3" office:value-type="float" office:value="900" calcext:value-type="float">
            <text:p>900</text:p>
          </table:table-cell>
          <table:table-cell table:formula="of:=[.D1]*3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CONCATENATE([.A2];&quot;% {top: &quot;;[.C2];&quot;px; left: &quot;;[.D2];&quot;px;}&quot;)" office:value-type="string" office:string-value="4% {top: 150px; left: 300px;}" calcext:value-type="string">
            <text:p>4% {top: 150px; left: 300px;}</text:p>
          </table:table-cell>
          <table:table-cell table:number-columns-repeated="2"/>
          <table:table-cell table:formula="of:=[.C2]*3" office:value-type="float" office:value="450" calcext:value-type="float">
            <text:p>450</text:p>
          </table:table-cell>
          <table:table-cell table:formula="of:=[.D2]*3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CONCATENATE([.A3];&quot;% {top: &quot;;[.C3];&quot;px; left: &quot;;[.D3];&quot;px;}&quot;)" office:value-type="string" office:string-value="8% {top: 0px; left: 270px;}" calcext:value-type="string">
            <text:p>8% {top: 0px; left: 270px;}</text:p>
          </table:table-cell>
          <table:table-cell table:number-columns-repeated="2"/>
          <table:table-cell table:formula="of:=[.C3]*3" office:value-type="float" office:value="0" calcext:value-type="float">
            <text:p>0</text:p>
          </table:table-cell>
          <table:table-cell table:formula="of:=[.D3]*3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float" office:value="-210" calcext:value-type="float">
            <text:p>-21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CONCATENATE([.A4];&quot;% {top: &quot;;[.C4];&quot;px; left: &quot;;[.D4];&quot;px;}&quot;)" office:value-type="string" office:string-value="12% {top: -210px; left: 240px;}" calcext:value-type="string">
            <text:p>12% {top: -210px; left: 240px;}</text:p>
          </table:table-cell>
          <table:table-cell table:number-columns-repeated="2"/>
          <table:table-cell table:formula="of:=[.C4]*3" office:value-type="float" office:value="-630" calcext:value-type="float">
            <text:p>-630</text:p>
          </table:table-cell>
          <table:table-cell table:formula="of:=[.D4]*3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%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A5];&quot;% {top: &quot;;[.C5];&quot;px; left: &quot;;[.D5];&quot;px;}&quot;)" office:value-type="string" office:string-value="16% {top: -210px; left: 0px;}" calcext:value-type="string">
            <text:p>16% {top: -210px; left: 0px;}</text:p>
          </table:table-cell>
          <table:table-cell table:number-columns-repeated="2"/>
          <table:table-cell table:formula="of:=[.C5]*3" office:value-type="float" office:value="-630" calcext:value-type="float">
            <text:p>-630</text:p>
          </table:table-cell>
          <table:table-cell table:formula="of:=[.D5]*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float" office:value="-210" calcext:value-type="float">
            <text:p>-210</text:p>
          </table:table-cell>
          <table:table-cell office:value-type="float" office:value="-150" calcext:value-type="float">
            <text:p>-150</text:p>
          </table:table-cell>
          <table:table-cell table:number-columns-repeated="2"/>
          <table:table-cell table:formula="of:=CONCATENATE([.A6];&quot;% {top: &quot;;[.C6];&quot;px; left: &quot;;[.D6];&quot;px;}&quot;)" office:value-type="string" office:string-value="20% {top: -210px; left: -150px;}" calcext:value-type="string">
            <text:p>20% {top: -210px; left: -150px;}</text:p>
          </table:table-cell>
          <table:table-cell table:number-columns-repeated="2"/>
          <table:table-cell table:formula="of:=[.C6]*3" office:value-type="float" office:value="-630" calcext:value-type="float">
            <text:p>-630</text:p>
          </table:table-cell>
          <table:table-cell table:formula="of:=[.D6]*3"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%</text:p>
          </table:table-cell>
          <table:table-cell office:value-type="float" office:value="-180" calcext:value-type="float">
            <text:p>-180</text:p>
          </table:table-cell>
          <table:table-cell office:value-type="float" office:value="-210" calcext:value-type="float">
            <text:p>-210</text:p>
          </table:table-cell>
          <table:table-cell table:number-columns-repeated="2"/>
          <table:table-cell table:formula="of:=CONCATENATE([.A7];&quot;% {top: &quot;;[.C7];&quot;px; left: &quot;;[.D7];&quot;px;}&quot;)" office:value-type="string" office:string-value="24% {top: -180px; left: -210px;}" calcext:value-type="string">
            <text:p>24% {top: -180px; left: -210px;}</text:p>
          </table:table-cell>
          <table:table-cell table:number-columns-repeated="2"/>
          <table:table-cell table:formula="of:=[.C7]*3" office:value-type="float" office:value="-540" calcext:value-type="float">
            <text:p>-540</text:p>
          </table:table-cell>
          <table:table-cell table:formula="of:=[.D7]*3" office:value-type="float" office:value="-630" calcext:value-type="float">
            <text:p>-6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float" office:value="-210" calcext:value-type="float">
            <text:p>-210</text:p>
          </table:table-cell>
          <table:table-cell table:number-columns-repeated="2"/>
          <table:table-cell table:formula="of:=CONCATENATE([.A8];&quot;% {top: &quot;;[.C8];&quot;px; left: &quot;;[.D8];&quot;px;}&quot;)" office:value-type="string" office:string-value="28% {top: 0px; left: -210px;}" calcext:value-type="string">
            <text:p>28% {top: 0px; left: -210px;}</text:p>
          </table:table-cell>
          <table:table-cell table:number-columns-repeated="2"/>
          <table:table-cell table:formula="of:=[.C8]*3" office:value-type="float" office:value="0" calcext:value-type="float">
            <text:p>0</text:p>
          </table:table-cell>
          <table:table-cell table:formula="of:=[.D8]*3" office:value-type="float" office:value="-630" calcext:value-type="float">
            <text:p>-6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%</text:p>
          </table:table-cell>
          <table:table-cell office:value-type="float" office:value="180" calcext:value-type="float">
            <text:p>180</text:p>
          </table:table-cell>
          <table:table-cell office:value-type="float" office:value="-150" calcext:value-type="float">
            <text:p>-150</text:p>
          </table:table-cell>
          <table:table-cell table:number-columns-repeated="2"/>
          <table:table-cell table:formula="of:=CONCATENATE([.A9];&quot;% {top: &quot;;[.C9];&quot;px; left: &quot;;[.D9];&quot;px;}&quot;)" office:value-type="string" office:string-value="32% {top: 180px; left: -150px;}" calcext:value-type="string">
            <text:p>32% {top: 180px; left: -150px;}</text:p>
          </table:table-cell>
          <table:table-cell table:number-columns-repeated="2"/>
          <table:table-cell table:formula="of:=[.C9]*3" office:value-type="float" office:value="540" calcext:value-type="float">
            <text:p>540</text:p>
          </table:table-cell>
          <table:table-cell table:formula="of:=[.D9]*3"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%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A10];&quot;% {top: &quot;;[.C10];&quot;px; left: &quot;;[.D10];&quot;px;}&quot;)" office:value-type="string" office:string-value="36% {top: 180px; left: 0px;}" calcext:value-type="string">
            <text:p>36% {top: 180px; left: 0px;}</text:p>
          </table:table-cell>
          <table:table-cell table:number-columns-repeated="2"/>
          <table:table-cell table:formula="of:=[.C10]*3" office:value-type="float" office:value="540" calcext:value-type="float">
            <text:p>540</text:p>
          </table:table-cell>
          <table:table-cell table:formula="of:=[.D10]*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/>
          <table:table-cell table:formula="of:=CONCATENATE([.A11];&quot;% {top: &quot;;[.C11];&quot;px; left: &quot;;[.D11];&quot;px;}&quot;)" office:value-type="string" office:string-value="40% {top: 160px; left: 160px;}" calcext:value-type="string">
            <text:p>40% {top: 160px; left: 160px;}</text:p>
          </table:table-cell>
          <table:table-cell table:number-columns-repeated="2"/>
          <table:table-cell table:formula="of:=[.C11]*3" office:value-type="float" office:value="480" calcext:value-type="float">
            <text:p>480</text:p>
          </table:table-cell>
          <table:table-cell table:formula="of:=[.D11]*3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A12];&quot;% {top: &quot;;[.C12];&quot;px; left: &quot;;[.D12];&quot;px;}&quot;)" office:value-type="string" office:string-value="44% {top: 0px; left: 160px;}" calcext:value-type="string">
            <text:p>44% {top: 0px; left: 160px;}</text:p>
          </table:table-cell>
          <table:table-cell table:number-columns-repeated="2"/>
          <table:table-cell table:formula="of:=[.C12]*3" office:value-type="float" office:value="0" calcext:value-type="float">
            <text:p>0</text:p>
          </table:table-cell>
          <table:table-cell table:formula="of:=[.D12]*3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%</text:p>
          </table:table-cell>
          <table:table-cell office:value-type="float" office:value="-160" calcext:value-type="float">
            <text:p>-16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A13];&quot;% {top: &quot;;[.C13];&quot;px; left: &quot;;[.D13];&quot;px;}&quot;)" office:value-type="string" office:string-value="48% {top: -160px; left: 160px;}" calcext:value-type="string">
            <text:p>48% {top: -160px; left: 160px;}</text:p>
          </table:table-cell>
          <table:table-cell table:number-columns-repeated="2"/>
          <table:table-cell table:formula="of:=[.C13]*3" office:value-type="float" office:value="-480" calcext:value-type="float">
            <text:p>-480</text:p>
          </table:table-cell>
          <table:table-cell table:formula="of:=[.D13]*3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%</text:p>
          </table:table-cell>
          <table:table-cell office:value-type="float" office:value="-160" calcext:value-type="float">
            <text:p>-1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A14];&quot;% {top: &quot;;[.C14];&quot;px; left: &quot;;[.D14];&quot;px;}&quot;)" office:value-type="string" office:string-value="52% {top: -160px; left: 0px;}" calcext:value-type="string">
            <text:p>52% {top: -160px; left: 0px;}</text:p>
          </table:table-cell>
          <table:table-cell table:number-columns-repeated="2"/>
          <table:table-cell table:formula="of:=[.C14]*3" office:value-type="float" office:value="-480" calcext:value-type="float">
            <text:p>-480</text:p>
          </table:table-cell>
          <table:table-cell table:formula="of:=[.D14]*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%</text:p>
          </table:table-cell>
          <table:table-cell office:value-type="float" office:value="-160" calcext:value-type="float">
            <text:p>-160</text:p>
          </table:table-cell>
          <table:table-cell office:value-type="float" office:value="-120" calcext:value-type="float">
            <text:p>-120</text:p>
          </table:table-cell>
          <table:table-cell table:number-columns-repeated="2"/>
          <table:table-cell table:formula="of:=CONCATENATE([.A15];&quot;% {top: &quot;;[.C15];&quot;px; left: &quot;;[.D15];&quot;px;}&quot;)" office:value-type="string" office:string-value="56% {top: -160px; left: -120px;}" calcext:value-type="string">
            <text:p>56% {top: -160px; left: -120px;}</text:p>
          </table:table-cell>
          <table:table-cell table:number-columns-repeated="2"/>
          <table:table-cell table:formula="of:=[.C15]*3" office:value-type="float" office:value="-480" calcext:value-type="float">
            <text:p>-480</text:p>
          </table:table-cell>
          <table:table-cell table:formula="of:=[.D15]*3"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table:number-columns-repeated="2"/>
          <table:table-cell table:formula="of:=CONCATENATE([.A16];&quot;% {top: &quot;;[.C16];&quot;px; left: &quot;;[.D16];&quot;px;}&quot;)" office:value-type="string" office:string-value="60% {top: 0px; left: -120px;}" calcext:value-type="string">
            <text:p>60% {top: 0px; left: -120px;}</text:p>
          </table:table-cell>
          <table:table-cell table:number-columns-repeated="2"/>
          <table:table-cell table:formula="of:=[.C16]*3" office:value-type="float" office:value="0" calcext:value-type="float">
            <text:p>0</text:p>
          </table:table-cell>
          <table:table-cell table:formula="of:=[.D16]*3"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%</text:p>
          </table:table-cell>
          <table:table-cell office:value-type="float" office:value="120" calcext:value-type="float">
            <text:p>120</text:p>
          </table:table-cell>
          <table:table-cell office:value-type="float" office:value="-120" calcext:value-type="float">
            <text:p>-120</text:p>
          </table:table-cell>
          <table:table-cell table:number-columns-repeated="2"/>
          <table:table-cell table:formula="of:=CONCATENATE([.A17];&quot;% {top: &quot;;[.C17];&quot;px; left: &quot;;[.D17];&quot;px;}&quot;)" office:value-type="string" office:string-value="64% {top: 120px; left: -120px;}" calcext:value-type="string">
            <text:p>64% {top: 120px; left: -120px;}</text:p>
          </table:table-cell>
          <table:table-cell table:number-columns-repeated="2"/>
          <table:table-cell table:formula="of:=[.C17]*3" office:value-type="float" office:value="360" calcext:value-type="float">
            <text:p>360</text:p>
          </table:table-cell>
          <table:table-cell table:formula="of:=[.D17]*3"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%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A18];&quot;% {top: &quot;;[.C18];&quot;px; left: &quot;;[.D18];&quot;px;}&quot;)" office:value-type="string" office:string-value="68% {top: 120px; left: 0px;}" calcext:value-type="string">
            <text:p>68% {top: 120px; left: 0px;}</text:p>
          </table:table-cell>
          <table:table-cell table:number-columns-repeated="2"/>
          <table:table-cell table:formula="of:=[.C18]*3" office:value-type="float" office:value="360" calcext:value-type="float">
            <text:p>360</text:p>
          </table:table-cell>
          <table:table-cell table:formula="of:=[.D18]*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%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CONCATENATE([.A19];&quot;% {top: &quot;;[.C19];&quot;px; left: &quot;;[.D19];&quot;px;}&quot;)" office:value-type="string" office:string-value="72% {top: 120px; left: 90px;}" calcext:value-type="string">
            <text:p>72% {top: 120px; left: 90px;}</text:p>
          </table:table-cell>
          <table:table-cell table:number-columns-repeated="2"/>
          <table:table-cell table:formula="of:=[.C19]*3" office:value-type="float" office:value="360" calcext:value-type="float">
            <text:p>360</text:p>
          </table:table-cell>
          <table:table-cell table:formula="of:=[.D19]*3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CONCATENATE([.A20];&quot;% {top: &quot;;[.C20];&quot;px; left: &quot;;[.D20];&quot;px;}&quot;)" office:value-type="string" office:string-value="76% {top: 0px; left: 90px;}" calcext:value-type="string">
            <text:p>76% {top: 0px; left: 90px;}</text:p>
          </table:table-cell>
          <table:table-cell table:number-columns-repeated="2"/>
          <table:table-cell table:formula="of:=[.C20]*3" office:value-type="float" office:value="0" calcext:value-type="float">
            <text:p>0</text:p>
          </table:table-cell>
          <table:table-cell table:formula="of:=[.D20]*3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CONCATENATE([.A21];&quot;% {top: &quot;;[.C21];&quot;px; left: &quot;;[.D21];&quot;px;}&quot;)" office:value-type="string" office:string-value="80% {top: -90px; left: 90px;}" calcext:value-type="string">
            <text:p>80% {top: -90px; left: 90px;}</text:p>
          </table:table-cell>
          <table:table-cell table:number-columns-repeated="2"/>
          <table:table-cell table:formula="of:=[.C21]*3" office:value-type="float" office:value="-270" calcext:value-type="float">
            <text:p>-270</text:p>
          </table:table-cell>
          <table:table-cell table:formula="of:=[.D21]*3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%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A22];&quot;% {top: &quot;;[.C22];&quot;px; left: &quot;;[.D22];&quot;px;}&quot;)" office:value-type="string" office:string-value="84% {top: -90px; left: 0px;}" calcext:value-type="string">
            <text:p>84% {top: -90px; left: 0px;}</text:p>
          </table:table-cell>
          <table:table-cell table:number-columns-repeated="2"/>
          <table:table-cell table:formula="of:=[.C22]*3" office:value-type="float" office:value="-270" calcext:value-type="float">
            <text:p>-270</text:p>
          </table:table-cell>
          <table:table-cell table:formula="of:=[.D22]*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/>
          <table:table-cell table:formula="of:=CONCATENATE([.A23];&quot;% {top: &quot;;[.C23];&quot;px; left: &quot;;[.D23];&quot;px;}&quot;)" office:value-type="string" office:string-value="88% {top: -90px; left: -90px;}" calcext:value-type="string">
            <text:p>88% {top: -90px; left: -90px;}</text:p>
          </table:table-cell>
          <table:table-cell table:number-columns-repeated="2"/>
          <table:table-cell table:formula="of:=[.C23]*3" office:value-type="float" office:value="-270" calcext:value-type="float">
            <text:p>-270</text:p>
          </table:table-cell>
          <table:table-cell table:formula="of:=[.D23]*3"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number-columns-repeated="2"/>
          <table:table-cell table:formula="of:=CONCATENATE([.A24];&quot;% {top: &quot;;[.C24];&quot;px; left: &quot;;[.D24];&quot;px;}&quot;)" office:value-type="string" office:string-value="92% {top: 0px; left: -90px;}" calcext:value-type="string">
            <text:p>92% {top: 0px; left: -90px;}</text:p>
          </table:table-cell>
          <table:table-cell table:number-columns-repeated="2"/>
          <table:table-cell table:formula="of:=[.C24]*3" office:value-type="float" office:value="0" calcext:value-type="float">
            <text:p>0</text:p>
          </table:table-cell>
          <table:table-cell table:formula="of:=[.D24]*3"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%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NCATENATE([.A25];&quot;% {top: &quot;;[.C25];&quot;px; left: &quot;;[.D25];&quot;px;}&quot;)" office:value-type="string" office:string-value="96% {top: 90px; left: 0px;}" calcext:value-type="string">
            <text:p>96% {top: 90px; left: 0px;}</text:p>
          </table:table-cell>
          <table:table-cell table:number-columns-repeated="2"/>
          <table:table-cell table:formula="of:=[.C25]*3" office:value-type="float" office:value="270" calcext:value-type="float">
            <text:p>270</text:p>
          </table:table-cell>
          <table:table-cell table:formula="of:=[.D25]*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CONCATENATE([.A26];&quot;% {top: &quot;;[.C26];&quot;px; left: &quot;;[.D26];&quot;px;}&quot;)" office:value-type="string" office:string-value="100% {top: 0px; left: 0px;}" calcext:value-type="string">
            <text:p>100% {top: 0px; left: 0px;}</text:p>
          </table:table-cell>
          <table:table-cell table:number-columns-repeated="2"/>
          <table:table-cell table:formula="of:=[.C26]*3" office:value-type="float" office:value="0" calcext:value-type="float">
            <text:p>0</text:p>
          </table:table-cell>
          <table:table-cell table:formula="of:=[.D26]*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CONCATENATE([.A27];&quot;% {top: &quot;;[.C27];&quot;px; left: &quot;;[.D27];&quot;px;}&quot;)" office:value-type="string" office:string-value="% {top: px; left: px;}" calcext:value-type="string">
            <text:p>% {top: px; left: px;}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CONCATENATE([.A28];&quot;% {top: &quot;;[.C28];&quot;px; left: &quot;;[.D28];&quot;px;}&quot;)" office:value-type="string" office:string-value="% {top: px; left: px;}" calcext:value-type="string">
            <text:p>% {top: px; left: px;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0:11:04.854000000</meta:creation-date>
    <dc:date>2017-06-11T13:50:43.968000000</dc:date>
    <meta:editing-duration>P1DT13H17M27S</meta:editing-duration>
    <meta:editing-cycles>1</meta:editing-cycles>
    <meta:document-statistic meta:table-count="1" meta:cell-count="184" meta:object-count="0"/>
    <meta:generator>LibreOffice/5.2.7.2$Windows_x86 LibreOffice_project/2b7f1e640c46ceb28adf43ee075a6e8b8439ed10</meta:generator>
  </office:meta>
</office:document-meta>
</file>